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1" style:list-style-name="">
      <style:paragraph-properties fo:text-align="center" style:justify-single-word="false"/>
    </style:style>
    <style:style style:name="P14" style:family="paragraph" style:parent-style-name="Heading_20_1" style:list-style-name="">
      <style:paragraph-properties fo:text-align="center" style:justify-single-word="false"/>
    </style:style>
    <style:style style:name="P15" style:family="paragraph" style:parent-style-name="Heading_20_1" style:list-style-name="">
      <style:paragraph-properties fo:text-align="center" style:justify-single-word="false"/>
      <style:text-properties fo:font-weight="bold" style:font-weight-asian="bold" style:font-weight-complex="bold"/>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text-align="center" style:justify-single-word="false" fo:break-before="page"/>
      <style:text-properties fo:font-weight="bold" style:font-weight-asian="bold"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Text_20_body">
      <style:text-properties officeooo:rsid="000e5c70" officeooo:paragraph-rsid="000e5c70"/>
    </style:style>
    <style:style style:name="P20" style:family="paragraph" style:parent-style-name="Text_20_body">
      <style:text-properties officeooo:rsid="0013feb9" officeooo:paragraph-rsid="0013feb9"/>
    </style:style>
    <style:style style:name="P21" style:family="paragraph" style:parent-style-name="Text_20_body" style:list-style-name="L1">
      <style:paragraph-properties fo:text-align="start" style:justify-single-word="false"/>
      <style:text-properties officeooo:rsid="0013feb9" officeooo:paragraph-rsid="0013feb9"/>
    </style:style>
    <style:style style:name="P22" style:family="paragraph" style:parent-style-name="Text_20_body">
      <style:paragraph-properties fo:text-align="start" style:justify-single-word="false"/>
      <style:text-properties officeooo:paragraph-rsid="00274c06"/>
    </style:style>
    <style:style style:name="P23" style:family="paragraph" style:parent-style-name="Text_20_body">
      <style:paragraph-properties fo:text-align="start" style:justify-single-word="false"/>
      <style:text-properties officeooo:paragraph-rsid="00280141"/>
    </style:style>
    <style:style style:name="P24" style:family="paragraph" style:parent-style-name="Text_20_body">
      <style:paragraph-properties fo:text-align="start" style:justify-single-word="false"/>
      <style:text-properties officeooo:paragraph-rsid="0034e108"/>
    </style:style>
    <style:style style:name="P25" style:family="paragraph" style:parent-style-name="Text_20_body">
      <style:paragraph-properties fo:text-align="start" style:justify-single-word="false"/>
      <style:text-properties officeooo:paragraph-rsid="0038d46a"/>
    </style:style>
    <style:style style:name="P26" style:family="paragraph" style:parent-style-name="Text_20_body">
      <style:paragraph-properties fo:text-align="start" style:justify-single-word="false"/>
      <style:text-properties officeooo:paragraph-rsid="003e20a0"/>
    </style:style>
    <style:style style:name="P27" style:family="paragraph" style:parent-style-name="Text_20_body">
      <style:paragraph-properties fo:text-align="start" style:justify-single-word="false"/>
      <style:text-properties officeooo:paragraph-rsid="00401bd9"/>
    </style:style>
    <style:style style:name="P28" style:family="paragraph" style:parent-style-name="Text_20_body">
      <style:paragraph-properties fo:text-align="start" style:justify-single-word="false"/>
      <style:text-properties officeooo:paragraph-rsid="003ad0af"/>
    </style:style>
    <style:style style:name="P29" style:family="paragraph" style:parent-style-name="Text_20_body">
      <style:paragraph-properties fo:text-align="start" style:justify-single-word="false"/>
      <style:text-properties officeooo:paragraph-rsid="00500046"/>
    </style:style>
    <style:style style:name="P30" style:family="paragraph" style:parent-style-name="Text_20_body">
      <style:paragraph-properties fo:text-align="start" style:justify-single-word="false"/>
      <style:text-properties officeooo:paragraph-rsid="00225d9a"/>
    </style:style>
    <style:style style:name="P31" style:family="paragraph" style:parent-style-name="Text_20_body">
      <style:paragraph-properties fo:text-align="start" style:justify-single-word="false"/>
      <style:text-properties officeooo:paragraph-rsid="0059adc9"/>
    </style:style>
    <style:style style:name="P32" style:family="paragraph" style:parent-style-name="Text_20_body">
      <style:paragraph-properties fo:text-align="start" style:justify-single-word="false"/>
      <style:text-properties officeooo:paragraph-rsid="005b5b2e"/>
    </style:style>
    <style:style style:name="P33" style:family="paragraph" style:parent-style-name="Text_20_body" style:list-style-name="L3">
      <style:paragraph-properties fo:text-align="start" style:justify-single-word="false"/>
      <style:text-properties officeooo:paragraph-rsid="005b5b2e"/>
    </style:style>
    <style:style style:name="P34" style:family="paragraph" style:parent-style-name="Text_20_body" style:list-style-name="L3">
      <style:paragraph-properties fo:text-align="start" style:justify-single-word="false"/>
      <style:text-properties officeooo:paragraph-rsid="005c5e8f"/>
    </style:style>
    <style:style style:name="P35" style:family="paragraph" style:parent-style-name="Text_20_body" style:list-style-name="L3">
      <style:paragraph-properties fo:text-align="start" style:justify-single-word="false"/>
      <style:text-properties officeooo:paragraph-rsid="00658883"/>
    </style:style>
    <style:style style:name="P36" style:family="paragraph" style:parent-style-name="Text_20_body" style:list-style-name="L4">
      <style:paragraph-properties fo:text-align="start" style:justify-single-word="false"/>
      <style:text-properties officeooo:paragraph-rsid="00724888"/>
    </style:style>
    <style:style style:name="P37" style:family="paragraph" style:parent-style-name="Text_20_body">
      <style:paragraph-properties fo:text-align="start" style:justify-single-word="false"/>
      <style:text-properties officeooo:paragraph-rsid="00740e00"/>
    </style:style>
    <style:style style:name="P38" style:family="paragraph" style:parent-style-name="Text_20_body" style:list-style-name="L1">
      <style:paragraph-properties fo:text-align="start" style:justify-single-word="false"/>
      <style:text-properties officeooo:rsid="0014fef2" officeooo:paragraph-rsid="0014fef2"/>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start" style:justify-single-word="false"/>
      <style:text-properties officeooo:rsid="00437017" officeooo:paragraph-rsid="00437017"/>
    </style:style>
    <style:style style:name="P41" style:family="paragraph" style:parent-style-name="Text_20_body" style:list-style-name="L2">
      <style:text-properties officeooo:paragraph-rsid="0048ac76"/>
    </style:style>
    <style:style style:name="P42" style:family="paragraph" style:parent-style-name="Text_20_body" style:list-style-name="L2">
      <style:text-properties officeooo:rsid="004d41d3" officeooo:paragraph-rsid="004d41d3"/>
    </style:style>
    <style:style style:name="P43" style:family="paragraph" style:parent-style-name="Text_20_body">
      <style:paragraph-properties fo:text-align="start" style:justify-single-word="false"/>
      <style:text-properties officeooo:rsid="005016f8" officeooo:paragraph-rsid="005016f8"/>
    </style:style>
    <style:style style:name="P44"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45"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46"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47"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48" style:family="paragraph" style:parent-style-name="Text_20_body">
      <style:paragraph-properties fo:text-align="start" style:justify-single-word="false"/>
      <style:text-properties officeooo:rsid="00658883" officeooo:paragraph-rsid="00658883"/>
    </style:style>
    <style:style style:name="P49" style:family="paragraph" style:parent-style-name="Text_20_body">
      <style:paragraph-properties fo:text-align="start" style:justify-single-word="false"/>
      <style:text-properties officeooo:rsid="0068c404" officeooo:paragraph-rsid="0068c404"/>
    </style:style>
    <style:style style:name="P50" style:family="paragraph" style:parent-style-name="Text_20_body">
      <style:paragraph-properties fo:text-align="start" style:justify-single-word="false"/>
      <style:text-properties officeooo:rsid="0069fc3c" officeooo:paragraph-rsid="0069fc3c"/>
    </style:style>
    <style:style style:name="P51" style:family="paragraph" style:parent-style-name="Text_20_body" style:list-style-name="L4">
      <style:paragraph-properties fo:text-align="start" style:justify-single-word="false"/>
      <style:text-properties officeooo:rsid="0069fc3c" officeooo:paragraph-rsid="0069fc3c"/>
    </style:style>
    <style:style style:name="P52" style:family="paragraph" style:parent-style-name="Text_20_body" style:list-style-name="L2">
      <style:paragraph-properties fo:text-align="start" style:justify-single-word="false"/>
      <style:text-properties officeooo:rsid="0069fc3c" officeooo:paragraph-rsid="0069fc3c"/>
    </style:style>
    <style:style style:name="P53" style:family="paragraph" style:parent-style-name="Text_20_body" style:list-style-name="L4">
      <style:paragraph-properties fo:text-align="start" style:justify-single-word="false"/>
      <style:text-properties officeooo:rsid="006c93f9" officeooo:paragraph-rsid="006c93f9"/>
    </style:style>
    <style:style style:name="P54" style:family="paragraph" style:parent-style-name="Text_20_body" style:list-style-name="L4">
      <style:paragraph-properties fo:text-align="start" style:justify-single-word="false"/>
      <style:text-properties officeooo:rsid="006e5c51" officeooo:paragraph-rsid="006e5c51"/>
    </style:style>
    <style:style style:name="P55" style:family="paragraph" style:parent-style-name="Text_20_body">
      <style:paragraph-properties fo:text-align="start" style:justify-single-word="false"/>
      <style:text-properties officeooo:rsid="007d740a" officeooo:paragraph-rsid="007d740a"/>
    </style:style>
    <style:style style:name="P56" style:family="paragraph" style:parent-style-name="Text_20_body">
      <style:paragraph-properties fo:text-align="start" style:justify-single-word="false"/>
      <style:text-properties officeooo:rsid="0082513e" officeooo:paragraph-rsid="0082513e"/>
    </style:style>
    <style:style style:name="T1" style:family="text">
      <style:text-properties fo:font-weight="bold" style:font-weight-asian="bold" style:font-weight-complex="bold"/>
    </style:style>
    <style:style style:name="T2" style:family="text">
      <style:text-properties officeooo:rsid="00112c11"/>
    </style:style>
    <style:style style:name="T3" style:family="text">
      <style:text-properties officeooo:rsid="00123a79"/>
    </style:style>
    <style:style style:name="T4" style:family="text">
      <style:text-properties officeooo:rsid="00138f92"/>
    </style:style>
    <style:style style:name="T5" style:family="text">
      <style:text-properties officeooo:rsid="0017ccf4"/>
    </style:style>
    <style:style style:name="T6" style:family="text">
      <style:text-properties officeooo:rsid="00182d3e"/>
    </style:style>
    <style:style style:name="T7" style:family="text">
      <style:text-properties officeooo:rsid="0018327a"/>
    </style:style>
    <style:style style:name="T8" style:family="text">
      <style:text-properties officeooo:rsid="0019c05b"/>
    </style:style>
    <style:style style:name="T9" style:family="text">
      <style:text-properties officeooo:rsid="001b45ac"/>
    </style:style>
    <style:style style:name="T10" style:family="text">
      <style:text-properties officeooo:rsid="00274c06"/>
    </style:style>
    <style:style style:name="T11" style:family="text">
      <style:text-properties officeooo:rsid="00278b2c"/>
    </style:style>
    <style:style style:name="T12" style:family="text">
      <style:text-properties officeooo:rsid="0027e195"/>
    </style:style>
    <style:style style:name="T13" style:family="text">
      <style:text-properties officeooo:rsid="00280141"/>
    </style:style>
    <style:style style:name="T14" style:family="text">
      <style:text-properties officeooo:rsid="00288c15"/>
    </style:style>
    <style:style style:name="T15" style:family="text">
      <style:text-properties officeooo:rsid="0029dbee"/>
    </style:style>
    <style:style style:name="T16" style:family="text">
      <style:text-properties fo:font-weight="normal" style:font-weight-asian="normal" style:font-weight-complex="normal"/>
    </style:style>
    <style:style style:name="T17" style:family="text">
      <style:text-properties fo:font-weight="normal" officeooo:rsid="00288c15" style:font-weight-asian="normal" style:font-weight-complex="normal"/>
    </style:style>
    <style:style style:name="T18" style:family="text">
      <style:text-properties fo:font-weight="normal" officeooo:rsid="00274c06" style:font-weight-asian="normal" style:font-weight-complex="normal"/>
    </style:style>
    <style:style style:name="T19" style:family="text">
      <style:text-properties fo:font-weight="normal" officeooo:rsid="003cf59e" style:font-weight-asian="normal" style:font-weight-complex="normal"/>
    </style:style>
    <style:style style:name="T20" style:family="text">
      <style:text-properties fo:font-weight="normal" officeooo:rsid="003e0226" style:font-weight-asian="normal" style:font-weight-complex="normal"/>
    </style:style>
    <style:style style:name="T21" style:family="text">
      <style:text-properties fo:font-weight="normal" officeooo:rsid="003e20a0" style:font-weight-asian="normal" style:font-weight-complex="normal"/>
    </style:style>
    <style:style style:name="T22" style:family="text">
      <style:text-properties fo:font-weight="normal" officeooo:rsid="00401bd9" style:font-weight-asian="normal" style:font-weight-complex="normal"/>
    </style:style>
    <style:style style:name="T23" style:family="text">
      <style:text-properties fo:font-weight="normal" officeooo:rsid="0042129d" style:font-weight-asian="normal" style:font-weight-complex="normal"/>
    </style:style>
    <style:style style:name="T24" style:family="text">
      <style:text-properties fo:font-weight="normal" officeooo:rsid="004734e0" style:font-weight-asian="normal" style:font-weight-complex="normal"/>
    </style:style>
    <style:style style:name="T25" style:family="text">
      <style:text-properties fo:font-weight="normal" officeooo:rsid="004892f1" style:font-weight-asian="normal" style:font-weight-complex="normal"/>
    </style:style>
    <style:style style:name="T26" style:family="text">
      <style:text-properties fo:font-weight="normal" officeooo:rsid="0059adc9" style:font-weight-asian="normal" style:font-weight-complex="normal"/>
    </style:style>
    <style:style style:name="T27" style:family="text">
      <style:text-properties fo:font-weight="normal" officeooo:rsid="0059d93c" style:font-weight-asian="normal" style:font-weight-complex="normal"/>
    </style:style>
    <style:style style:name="T28" style:family="text">
      <style:text-properties fo:font-weight="normal" officeooo:rsid="005b5b2e" style:font-weight-asian="normal" style:font-weight-complex="normal"/>
    </style:style>
    <style:style style:name="T29" style:family="text">
      <style:text-properties fo:font-weight="normal" officeooo:rsid="005c5e8f" style:font-weight-asian="normal" style:font-weight-complex="normal"/>
    </style:style>
    <style:style style:name="T30" style:family="text">
      <style:text-properties fo:font-weight="normal" officeooo:rsid="005c63b9" style:font-weight-asian="normal" style:font-weight-complex="normal"/>
    </style:style>
    <style:style style:name="T31" style:family="text">
      <style:text-properties fo:font-weight="normal" officeooo:rsid="00664f5e" style:font-weight-asian="normal" style:font-weight-complex="normal"/>
    </style:style>
    <style:style style:name="T32" style:family="text">
      <style:text-properties fo:font-weight="normal" officeooo:rsid="00724888" style:font-weight-asian="normal" style:font-weight-complex="normal"/>
    </style:style>
    <style:style style:name="T33" style:family="text">
      <style:text-properties fo:font-weight="normal" officeooo:rsid="007fea29" style:font-weight-asian="normal" style:font-weight-complex="normal"/>
    </style:style>
    <style:style style:name="T34" style:family="text">
      <style:text-properties fo:font-weight="normal" officeooo:rsid="0082513e" style:font-weight-asian="normal" style:font-weight-complex="normal"/>
    </style:style>
    <style:style style:name="T35" style:family="text">
      <style:text-properties officeooo:rsid="002f8d0b"/>
    </style:style>
    <style:style style:name="T36" style:family="text">
      <style:text-properties officeooo:rsid="0030730e"/>
    </style:style>
    <style:style style:name="T37" style:family="text">
      <style:text-properties officeooo:rsid="003225a8"/>
    </style:style>
    <style:style style:name="T38" style:family="text">
      <style:text-properties officeooo:rsid="0032b149"/>
    </style:style>
    <style:style style:name="T39" style:family="text">
      <style:text-properties officeooo:rsid="0033a18d"/>
    </style:style>
    <style:style style:name="T40" style:family="text">
      <style:text-properties officeooo:rsid="0034e108"/>
    </style:style>
    <style:style style:name="T41" style:family="text">
      <style:text-properties officeooo:rsid="0036c809"/>
    </style:style>
    <style:style style:name="T42" style:family="text">
      <style:text-properties officeooo:rsid="0037159c"/>
    </style:style>
    <style:style style:name="T43" style:family="text">
      <style:text-properties officeooo:rsid="0038d46a"/>
    </style:style>
    <style:style style:name="T44" style:family="text">
      <style:text-properties officeooo:rsid="0039f6e7"/>
    </style:style>
    <style:style style:name="T45" style:family="text">
      <style:text-properties officeooo:rsid="003ad0af"/>
    </style:style>
    <style:style style:name="T46" style:family="text">
      <style:text-properties officeooo:rsid="003cf59e"/>
    </style:style>
    <style:style style:name="T47" style:family="text">
      <style:text-properties officeooo:rsid="000be4be"/>
    </style:style>
    <style:style style:name="T48" style:family="text">
      <style:text-properties officeooo:rsid="00225d9a"/>
    </style:style>
    <style:style style:name="T49" style:family="text">
      <style:text-properties officeooo:rsid="00557b02"/>
    </style:style>
    <style:style style:name="T50" style:family="text">
      <style:text-properties officeooo:rsid="005637d2"/>
    </style:style>
    <style:style style:name="T51" style:family="text">
      <style:text-properties officeooo:rsid="0059adc9"/>
    </style:style>
    <style:style style:name="T52" style:family="text">
      <style:text-properties officeooo:rsid="00740e00"/>
    </style:style>
    <style:style style:name="T53" style:family="text">
      <style:text-properties officeooo:rsid="007965bb"/>
    </style:style>
    <style:style style:name="T54" style:family="text">
      <style:text-properties officeooo:rsid="0079eb6a"/>
    </style:style>
    <style:style style:name="T55" style:family="text">
      <style:text-properties officeooo:rsid="007b9702"/>
    </style:style>
    <style:style style:name="T56" style:family="text">
      <style:text-properties officeooo:rsid="007fea29"/>
    </style:style>
    <style:style style:name="T57" style:family="text">
      <style:text-properties officeooo:rsid="008251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205_1199606601" text:style-name="Index_20_Link" text:visited-style-name="Index_20_Link">Todo<text:tab/>2</text:a></text:p>
          <text:p text:style-name="P11"><text:a xlink:type="simple" xlink:href="#__RefHeading___Toc207_1199606601" text:style-name="Index_20_Link" text:visited-style-name="Index_20_Link">Introduction<text:tab/>3</text:a></text:p>
          <text:p text:style-name="P12"><text:a xlink:type="simple" xlink:href="#__RefHeading___Toc209_1199606601" text:style-name="Index_20_Link" text:visited-style-name="Index_20_Link">What Makes a Pragmatic Programmer<text:tab/>3</text:a></text:p>
          <text:p text:style-name="P12"><text:a xlink:type="simple" xlink:href="#__RefHeading___Toc211_1199606601" text:style-name="Index_20_Link" text:visited-style-name="Index_20_Link">Individual in large team<text:tab/>4</text:a></text:p>
          <text:p text:style-name="P12"><text:a xlink:type="simple" xlink:href="#__RefHeading___Toc213_1199606601" text:style-name="Index_20_Link" text:visited-style-name="Index_20_Link">It is continuous process<text:tab/>4</text:a></text:p>
          <text:p text:style-name="P11"><text:a xlink:type="simple" xlink:href="#__RefHeading___Toc215_1199606601" text:style-name="Index_20_Link" text:visited-style-name="Index_20_Link">A Pragmatic Philosophy<text:tab/>5</text:a></text:p>
          <text:p text:style-name="P12"><text:a xlink:type="simple" xlink:href="#__RefHeading___Toc217_1199606601" text:style-name="Index_20_Link" text:visited-style-name="Index_20_Link">Big picture<text:tab/>5</text:a></text:p>
          <text:p text:style-name="P12"><text:a xlink:type="simple" xlink:href="#__RefHeading___Toc219_1199606601" text:style-name="Index_20_Link" text:visited-style-name="Index_20_Link">Responsibility<text:tab/>5</text:a></text:p>
          <text:p text:style-name="P12"><text:a xlink:type="simple" xlink:href="#__RefHeading___Toc221_1199606601" text:style-name="Index_20_Link" text:visited-style-name="Index_20_Link">Broken window<text:tab/>5</text:a></text:p>
          <text:p text:style-name="P12"><text:a xlink:type="simple" xlink:href="#__RefHeading___Toc223_1199606601" text:style-name="Index_20_Link" text:visited-style-name="Index_20_Link">Quality<text:tab/>6</text:a></text:p>
          <text:p text:style-name="P12"><text:a xlink:type="simple" xlink:href="#__RefHeading___Toc225_1199606601" text:style-name="Index_20_Link" text:visited-style-name="Index_20_Link">Learning<text:tab/>6</text:a></text:p>
          <text:p text:style-name="P11"><text:a xlink:type="simple" xlink:href="#__RefHeading___Toc227_1199606601" text:style-name="Index_20_Link" text:visited-style-name="Index_20_Link">A pragmatic approach<text:tab/>8</text:a></text:p>
        </text:index-body>
      </text:table-of-content>
      <text:h text:style-name="P13" text:outline-level="1"/>
      <text:h text:style-name="P16" text:outline-level="1"><text:bookmark-start text:name="__RefHeading___Toc205_1199606601"/>Todo <text:bookmark-end text:name="__RefHeading___Toc205_1199606601"/></text:h>
      <text:list xml:id="list2846236641" text:style-name="L2">
        <text:list-item>
          <text:p text:style-name="P41"><text:span text:style-name="T47">search other pragmatic programer bookshelf → </text:span><text:a xlink:type="simple" xlink:href="https://pragprog.com/" text:style-name="Internet_20_link" text:visited-style-name="Visited_20_Internet_20_Link"><text:span text:style-name="T47">https://pragprog.com/</text:span></text:a></text:p>
        </text:list-item>
        <text:list-item>
          <text:p text:style-name="P41"><text:span text:style-name="T15">pragmatic thinking</text:span></text:p>
        </text:list-item>
        <text:list-item>
          <text:p text:style-name="P41"><text:span text:style-name="T25">Get in the habit of really looking and noticing your surroundings</text:span></text:p>
        </text:list-item>
        <text:list-item>
          <text:p text:style-name="P42"><text:span text:style-name="T25">I</text:span><text:span text:style-name="T16">EEE Software when good-enough software is best</text:span></text:p>
        </text:list-item>
        <text:list-item>
          <text:p text:style-name="P52"><text:span text:style-name="T16">Critical thinking course</text:span></text:p>
        </text:list-item>
      </text:list>
      <text:h text:style-name="P13" text:outline-level="1"/>
      <text:h text:style-name="P16" text:outline-level="1"><text:bookmark-start text:name="__RefHeading___Toc207_1199606601"/>Introduction<text:bookmark-end text:name="__RefHeading___Toc207_1199606601"/></text:h>
      <text:p text:style-name="P1">The more experienced the easier it is to forget what it is like to learn new concepts, to be a bef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9">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2">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3">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4">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369354154" text:style-name="L1">
        <text:list-item>
          <text:p text:style-name="P21">early/fast adopter</text:p>
        </text:list-item>
        <text:list-item>
          <text:p text:style-name="P21">tend to ask questions</text:p>
        </text:list-item>
        <text:list-item>
          <text:p text:style-name="P21">try to understand the underlying nature of each problem you face. Have good feel for how difficult things are, and how long it will take it to implement.</text:p>
        </text:list-item>
        <text:list-item>
          <text:p text:style-name="P38">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6">Building software need discipline but b</text:span><text:span text:style-name="T5">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7">Great lawns need small amount of daily care. </text:span><text:span text:style-name="T8">Continuously making many small </text:span><text:span text:style-name="T9">improvements</text:span><text:span text:style-name="T8">.<text:line-break/></text:span><text:span text:style-name="T9">Every day, refine the skills you have and add new to your repertoire.</text:span></text:p>
      <text:h text:style-name="P13" text:outline-level="1"/>
      <text:h text:style-name="P16" text:outline-level="1"><text:bookmark-start text:name="__RefHeading___Toc215_1199606601"/>A Pragmatic Philosophy<text:bookmark-end text:name="__RefHeading___Toc215_1199606601"/></text:h>
      <text:p text:style-name="P30"><text:span text:style-name="T48">It is your career your life you own it. <text:line-break/></text:span><text:span text:style-name="T35">Why can’t you change it ? - </text:span><text:span text:style-name="T36">you have control – </text:span><text:span text:style-name="T37">do not resit change.</text:span></text:p>
      <text:p text:style-name="P29"><text:span text:style-name="T14">Pragmatic programmer = </text:span><text:span text:style-name="T17">pragmatic thinking.</text:span></text:p>
      <text:h text:style-name="Heading_20_2" text:outline-level="2"><text:bookmark-start text:name="__RefHeading___Toc217_1199606601"/>Big picture<text:bookmark-end text:name="__RefHeading___Toc217_1199606601"/></text:h>
      <text:p text:style-name="P22"><text:span text:style-name="T10">Think beyond the immediate problem, placing it in its large context and seek out the bigger picture.<text:line-break/></text:span><text:span text:style-name="T12">Understanding the context in which you work it that it becomes easier to know just how good your software has to be. </text:span></text:p>
      <text:h text:style-name="Heading_20_2" text:outline-level="2"><text:bookmark-start text:name="__RefHeading___Toc219_1199606601"/>R<text:span text:style-name="T10">esponsibility</text:span><text:bookmark-end text:name="__RefHeading___Toc219_1199606601"/></text:h>
      <text:p text:style-name="P23"><text:span text:style-name="T10">Pragmatic programmer – take responsibility for everything they do </text:span><text:span text:style-name="T11">it also means that won’t sit idly and watch project fall apart. </text:span><text:span text:style-name="T38">This also mean being honest and direct, </text:span><text:span text:style-name="T39">because team needs to be able to trust and rely on you.</text:span></text:p>
      <text:p text:style-name="P24"><text:span text:style-name="T40">When taking responsibility – make a commitment to ensure that something is done right, event you don’t necessarily have all info and direct control over every aspect of it. <text:line-break/></text:span><text:span text:style-name="T41">Also don’t blame someone or something else, or make uo an excuse. It is for you to provide solution, not excuses, </text:span><text:span text:style-name="T42">so provide options (don’t make lame excuses)</text:span></text:p>
      <text:p text:style-name="P25"><text:span text:style-name="T43">Before explaining why something can’t be done talk to the rubber duck on your monitor, or the cat, Does your excuse sound reasonable or stupid, </text:span><text:span text:style-name="T44">instead of excuses provide options. </text:span></text:p>
      <text:p text:style-name="P37"><text:span text:style-name="T52">Before talking understand the needs interest and capabilities of you audience. </text:span><text:span text:style-name="T53">Don’t wait for questions: ask them. </text:span><text:span text:style-name="T54">Look at body language, facial expressions. </text:span><text:span text:style-name="T55">Plan what you want to say, write it done and reshape it.</text:span></text:p>
      <text:p text:style-name="P55">Encourage people to talk or restate the discussion in their own words.</text:p>
      <text:p text:style-name="P28"><text:span text:style-name="T45">When you say I don’t know follow it up with but I’ll find out.</text:span></text:p>
      <text:h text:style-name="P18" text:outline-level="2"><text:bookmark-start text:name="__RefHeading___Toc221_1199606601"/><text:span text:style-name="T46">B</text:span>roken window<text:bookmark-end text:name="__RefHeading___Toc221_1199606601"/></text:h>
      <text:p text:style-name="P26"><text:span text:style-name="T19">Entropy is a term from physics that refers to the amount of disorder in a system. </text:span><text:span text:style-name="T20">There are many factors that can contribute to software rot. The most important is culture of work on a project. </text:span></text:p>
      <text:p text:style-name="P27"><text:span text:style-name="T21">What makes a diff, A one broken window → reinforces the idea that perhaps nothing can be fixed that no one cares. Don’t leave broken windows (bad designs, wrong decisions or poor code) unrepaired. Fix each one as soon as it is discovered. </text:span><text:span text:style-name="T23">If you find yourself working on a project with quite a few broken windows, it’s all too easy to slip into the mindset all the rest of this code is crap.</text:span></text:p>
      <text:p text:style-name="P27"><text:span text:style-name="T22">On existing problem don’t cause collateral damage just because there is some problem. One broken window is one too many.</text:span><text:span text:style-name="T20"> </text:span><text:span text:style-name="T18"><text:s/></text:span></text:p>
      <text:p text:style-name="P40"><text:soft-page-break/><text:span text:style-name="T18">B</text:span><text:span text:style-name="T16">e a catalyst for change, don’t be afraid to connect people and give some ideas <text:s/>- </text:span><text:span text:style-name="T24">keep an eye on the big picture. </text:span><text:span text:style-name="T25">Get in the habit of really looking and noticing your surroundings</text:span></text:p>
      <text:p text:style-name="P39"/>
      <text:h text:style-name="Heading_20_2" text:outline-level="2"><text:bookmark-start text:name="__RefHeading___Toc223_1199606601"/>Quality <text:bookmark-end text:name="__RefHeading___Toc223_1199606601"/></text:h>
      <text:p text:style-name="P43">The scope and quality of the system should be discussed as part of system requirements. Hard work is ruined if you don’t know when to stop,(<text:span text:style-name="T1">don’t make that painting become lost in the paint)</text:span></text:p>
      <text:p text:style-name="P44">Know you users.</text:p>
      <text:h text:style-name="Heading_20_2" text:outline-level="2"><text:bookmark-start text:name="__RefHeading___Toc225_1199606601"/>Learning<text:bookmark-end text:name="__RefHeading___Toc225_1199606601"/></text:h>
      <text:p text:style-name="P44"><text:span text:style-name="T13">Learning is continuous and ongoing process.</text:span></text:p>
      <text:p text:style-name="P45">Your knowledge and experience are your most important day-to-day professional assets. <text:span text:style-name="T49">But knowledge becomes out of date as new techniques, languages and environments are developed.</text:span><text:span text:style-name="T50">As the value of your knowledge decline so douse your value to your company or client, so you must prevent this from happening. </text:span></text:p>
      <text:p text:style-name="P46">Make learning a habit.</text:p>
      <text:p text:style-name="P47">The more technologies you are comfortable with the better you will be able to adjust to change, <text:span text:style-name="T51">but do not pull all eggs in one basket</text:span></text:p>
      <text:p text:style-name="P31"><text:span text:style-name="T26">Regulary review and </text:span><text:span text:style-name="T27">rebalance</text:span></text:p>
      <text:p text:style-name="P32"><text:span text:style-name="T27">S</text:span><text:span text:style-name="T28">ome of the goals</text:span></text:p>
      <text:list xml:id="list3835871848" text:style-name="L3">
        <text:list-item>
          <text:p text:style-name="P33"><text:span text:style-name="T28">1 programming language a year</text:span></text:p>
        </text:list-item>
        <text:list-item>
          <text:p text:style-name="P34"><text:span text:style-name="T28">1 technology/book each month</text:span></text:p>
        </text:list-item>
        <text:list-item>
          <text:p text:style-name="P34"><text:span text:style-name="T29">participate in meetups and conferences</text:span></text:p>
        </text:list-item>
        <text:list-item>
          <text:p text:style-name="P35"><text:span text:style-name="T29">stay current </text:span><text:span text:style-name="T30">(read news and posts on technology)</text:span></text:p>
        </text:list-item>
      </text:list>
      <text:p text:style-name="P48"><text:span text:style-name="T28">D</text:span><text:span text:style-name="T16">on’t forget to learn ideas and underlying concepts, </text:span><text:span text:style-name="T31">try to apply them to current project or real one (open source)</text:span></text:p>
      <text:p text:style-name="P49"><text:span text:style-name="T31">A</text:span><text:span text:style-name="T16">lso always have something to read in a dead moment (waiting for doctors..)</text:span></text:p>
      <text:p text:style-name="P50"><text:span text:style-name="T16">Critical thinking </text:span></text:p>
      <text:list xml:id="list4233797458" text:style-name="L4">
        <text:list-item>
          <text:p text:style-name="P51"><text:span text:style-name="T16">about what you learning</text:span></text:p>
        </text:list-item>
        <text:list-item>
          <text:p text:style-name="P51"><text:span text:style-name="T16">beware of zealots who insist that their dogma is only answer</text:span></text:p>
        </text:list-item>
        <text:list-item>
          <text:p text:style-name="P51"><text:span text:style-name="T16">ask why at least five times</text:span></text:p>
        </text:list-item>
        <text:list-item>
          <text:p text:style-name="P53"><text:span text:style-name="T16">ask who does this benefit</text:span></text:p>
        </text:list-item>
        <text:list-item>
          <text:p text:style-name="P53"><text:span text:style-name="T16">what’s the context</text:span></text:p>
        </text:list-item>
        <text:list-item>
          <text:p text:style-name="P54"><text:soft-page-break/><text:span text:style-name="T16">when or where would this work </text:span></text:p>
        </text:list-item>
        <text:list-item>
          <text:p text:style-name="P36"><text:span text:style-name="T32">why is this a problem what is underlying model</text:span></text:p>
        </text:list-item>
      </text:list>
      <text:h text:style-name="P15" text:outline-level="1"/>
      <text:h text:style-name="P17" text:outline-level="1"><text:bookmark-start text:name="__RefHeading___Toc227_1199606601"/><text:span text:style-name="T56">A </text:span><text:span text:style-name="T57">pragmatic approach</text:span><text:bookmark-end text:name="__RefHeading___Toc227_1199606601"/></text:h>
      <text:p text:style-name="P56"><text:span text:style-name="T16">sta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4-19T00:19:12.947315169</dc:date>
    <meta:editing-duration>PT1H23M19S</meta:editing-duration>
    <meta:editing-cycles>91</meta:editing-cycles>
    <meta:generator>LibreOffice/6.4.7.2$Linux_X86_64 LibreOffice_project/40$Build-2</meta:generator>
    <meta:document-statistic meta:table-count="0" meta:image-count="0" meta:object-count="0" meta:page-count="8" meta:paragraph-count="86" meta:word-count="1150" meta:character-count="6576" meta:non-whitespace-character-count="5511"/>
  </office:meta>
</office:document-meta>
</file>